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151cm" fo:margin-left="11.857cm" fo:margin-right="-0.007cm" table:align="margins" style:writing-mode="lr-tb"/>
    </style:style>
    <style:style style:name="Table1.A" style:family="table-column">
      <style:table-column-properties style:column-width="5.151cm" style:rel-column-width="292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 style:snap-to-layout-grid="false"/>
    </style:style>
    <style:style style:name="P5" style:family="paragraph" style:parent-style-name="nwcTitle">
      <style:paragraph-properties fo:break-before="page"/>
    </style:style>
    <style:style style:name="P6" style:family="paragraph" style:parent-style-name="nwcText">
      <style:paragraph-properties fo:break-before="page"/>
    </style:style>
    <style:style style:name="P7" style:family="paragraph" style:parent-style-name="nwcText">
      <style:text-properties fo:font-weight="bold" style:font-weight-asian="bold" style:font-weight-complex="bold"/>
    </style:style>
    <style:style style:name="P8" style:family="paragraph" style:parent-style-name="nwcText">
      <style:text-properties officeooo:paragraph-rsid="000eee5f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nwcText">
      <style:paragraph-properties fo:break-before="page"/>
      <style:text-properties officeooo:rsid="0011efe0" officeooo:paragraph-rsid="0011efe0"/>
    </style:style>
    <style:style style:name="P11" style:family="paragraph" style:parent-style-name="nwcCode">
      <style:text-properties officeooo:rsid="00105bfc" officeooo:paragraph-rsid="00105bfc"/>
    </style:style>
    <style:style style:name="P12" style:family="paragraph" style:parent-style-name="nwcCode">
      <style:text-properties officeooo:rsid="0013d624" officeooo:paragraph-rsid="0013d624"/>
    </style:style>
    <style:style style:name="P13" style:family="paragraph" style:parent-style-name="nwcCode">
      <style:text-properties officeooo:rsid="0014a351" officeooo:paragraph-rsid="0014a351"/>
    </style:style>
    <style:style style:name="P14" style:family="paragraph" style:parent-style-name="nwcCode">
      <style:text-properties fo:font-size="8pt" officeooo:rsid="0015ea48" officeooo:paragraph-rsid="0015ea48" style:font-size-asian="8pt" style:font-size-complex="8pt"/>
    </style:style>
    <style:style style:name="T1" style:family="text">
      <style:text-properties officeooo:rsid="000eee5f"/>
    </style:style>
    <style:style style:name="T2" style:family="text">
      <style:text-properties officeooo:rsid="0017dd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">(ТЕХНИЧЕСКИ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ет по летней прак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выполнил: Гусев М.С. </text:p>
            <text:p text:style-name="P3">группа : 03-427</text:p>
            <text:p text:style-name="P3"/>
            <text:p text:style-name="P3">приняла: Корнеенкова <text:span text:style-name="T2">А.В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 2011</text:p>
      <text:p text:style-name="P5">Описание функций</text:p>
      <text:p text:style-name="P7">extern void* tioTableBegin( const char *format, ... );</text:p>
      <text:p text:style-name="nwcText">Функция отвечает за инициализацию таблицы и назначение ей заголовков.</text:p>
      <text:p text:style-name="nwcText">Также в данной функции определяются типы данных передаваемых</text:p>
      <text:p text:style-name="nwcText">в последующем аргументов.</text:p>
      <text:p text:style-name="nwcText"/>
      <text:p text:style-name="nwcText">Параметр format - строка, содержащая имена</text:p>
      <text:p text:style-name="P8">заголовков. Имена заголовков пишутся слитно и разделены знаком "&amp;".</text:p>
      <text:p text:style-name="nwcText">В случае если знак "&amp;" встречается в имени заголовка следует использовать</text:p>
      <text:p text:style-name="nwcText">сочетание "&amp;&amp;".</text:p>
      <text:p text:style-name="nwcText"/>
      <text:p text:style-name="nwcText">Параметр … - <text:s/>второй и последующие аргументы - коды типов данных.</text:p>
      <text:p text:style-name="nwcText"><text:span text:style-name="T1">C</text:span>уществующие коды:</text:p>
      <text:p text:style-name="nwcText">'1' - char</text:p>
      <text:p text:style-name="nwcText">'2' - double</text:p>
      <text:p text:style-name="nwcText">'3' - long</text:p>
      <text:p text:style-name="nwcText">'4' - string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инициализации</text:p>
      <text:p text:style-name="nwcText">таблицы. В противнов случае NULL.</text:p>
      <text:p text:style-name="nwcText"/>
      <text:p text:style-name="nwcText"/>
      <text:p text:style-name="P7">extern void* tioTableRecord( void *td, ... );</text:p>
      <text:p text:style-name="nwcText">Функция отвечает за ввод данных в таблицу (один вызов функции добавляет в</text:p>
      <text:p text:style-name="nwcText">таблицу одну строку).</text:p>
      <text:p text:style-name="nwcText"/>
      <text:p text:style-name="nwcText">Параметр td <text:s/>- указатель, возращаемый функцией</text:p>
      <text:p text:style-name="nwcText">tioTableBegin.</text:p>
      <text:p text:style-name="nwcText"/>
      <text:p text:style-name="nwcText">Параметр <text:s/>... <text:s/>- данные,</text:p>
      <text:p text:style-name="nwcText">которые нужно занести в очередную строку таблицы.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таблицы. В противнов случае NULL.</text:p>
      <text:p text:style-name="nwcText"/>
      <text:p text:style-name="P7"/>
      <text:p text:style-name="P7">extern int <text:s text:c="2"/>tioTableEnd( void *td );</text:p>
      <text:p text:style-name="nwcText">Функция отвечает за вывод таблицы.</text:p>
      <text:p text:style-name="nwcText"/>
      <text:p text:style-name="nwcText">Параметр td - Указатель, возращаемый функцией</text:p>
      <text:p text:style-name="nwcText">tioTableRecord.</text:p>
      <text:p text:style-name="nwcText"/>
      <text:p text:style-name="nwcText">Возвращает 0 в случае успешного завершения. 1 в случае ошибки.</text:p>
      <text:p text:style-name="P5">Текст программы</text:p>
      <text:p text:style-name="nwcText">Файл main.c:</text:p>
      <text:p text:style-name="P11">#include &lt;stdio.h&gt; </text:p>
      <text:p text:style-name="P11">#include &lt;string.h&gt; </text:p>
      <text:p text:style-name="P11">#include &lt;stdlib.h&gt; </text:p>
      <text:p text:style-name="P11"/>
      <text:p text:style-name="P11">#include &lt;tiotb.h&gt; /*My header*/ </text:p>
      <text:p text:style-name="P11"/>
      <text:p text:style-name="P11">#define TIOCHAR <text:s text:c="4"/>1 </text:p>
      <text:p text:style-name="P11">#define TIODOUBLE <text:s text:c="2"/>2 </text:p>
      <text:p text:style-name="P11">#define TIOLONG <text:s text:c="4"/>3 </text:p>
      <text:p text:style-name="P11">#define TIOSTRING <text:s text:c="2"/>4 </text:p>
      <text:p text:style-name="P11"/>
      <text:p text:style-name="P11">#define MSRTLEN 500/*Максимальная длина строки с названиями колонок*/ </text:p>
      <text:p text:style-name="P11"/>
      <text:p text:style-name="P11">/*Тест функция */ </text:p>
      <text:p text:style-name="P11"/>
      <text:p text:style-name="P11">int main( ) </text:p>
      <text:p text:style-name="P11">{ </text:p>
      <text:p text:style-name="P11"><text:s text:c="4"/>FILE *in; </text:p>
      <text:p text:style-name="P11"><text:s text:c="4"/>void *td; </text:p>
      <text:p text:style-name="P11"><text:s text:c="4"/>int num = 1; </text:p>
      <text:p text:style-name="P11"><text:s text:c="4"/>double doub_test = 23.7; </text:p>
      <text:p text:style-name="P11"><text:s text:c="4"/>long <text:s text:c="2"/>long_test = 33; </text:p>
      <text:p text:style-name="P11"><text:s text:c="4"/>char *string = NULL; </text:p>
      <text:p text:style-name="P11"><text:s text:c="4"/>char c_test = 'f' ; </text:p>
      <text:p text:style-name="P11"><text:s text:c="4"/>char *s_test = "Animated by Ryan Woodward"; </text:p>
      <text:p text:style-name="P11"><text:s text:c="4"/>char *s_test2 = "The essence of COM is a language-neutral way of implementing objects that can be used in environments"; </text:p>
      <text:p text:style-name="P11"><text:s text:c="4"/>char *s_test4 = "An advantage of COM+"; </text:p>
      <text:p text:style-name="P11"><text:s text:c="4"/>printf("=-=-=-=-=-=-=-=-=-=-=-=-=-=-=-=-=-=-=-=-=-=-=-=-=-=-=-=-=-=-=-=-=-=-=-=-=\n"); </text:p>
      <text:p text:style-name="P11"><text:s text:c="4"/>/*Выделение памяти для строки с названием колонок*/ </text:p>
      <text:p text:style-name="P11"><text:s text:c="4"/>if( (string = (char*) calloc( MSRTLEN, sizeof(char)) ) == NULL ) { </text:p>
      <text:p text:style-name="P11"><text:s text:c="8"/>fprintf( stderr, "\nError string\n" ); </text:p>
      <text:p text:style-name="P11"><text:s text:c="8"/>return 1; </text:p>
      <text:p text:style-name="P11"><text:s text:c="4"/>} </text:p>
      <text:p text:style-name="P11"/>
      <text:p text:style-name="P11"><text:s text:c="4"/>/*Открываем файл для чтения*/ </text:p>
      <text:p text:style-name="P11"><text:s text:c="4"/>if( (in = fopen( "../in2.txt", "rt" )) == NULL ) </text:p>
      <text:p text:style-name="P11"><text:s text:c="4"/>{ </text:p>
      <text:p text:style-name="P11"><text:s text:c="8"/>fprintf( stderr, "Cannot open input file.\n" ); </text:p>
      <text:p text:style-name="P11"><text:s text:c="8"/>return 1; </text:p>
      <text:p text:style-name="P11"><text:s text:c="4"/>} </text:p>
      <text:p text:style-name="P11"/>
      <text:p text:style-name="P11"><text:s text:c="4"/>printf("Cap string\n"); </text:p>
      <text:p text:style-name="P11"><text:s text:c="4"/>/*(name&amp;number&amp;&amp;class&amp;state)*/ </text:p>
      <text:p text:style-name="P11"><text:s text:c="4"/>fgets( string, MSRTLEN, in); </text:p>
      <text:p text:style-name="P11"><text:s text:c="4"/>printf( "%s\n", string ); </text:p>
      <text:p text:style-name="P11"><text:s text:c="4"/></text:p>
      <text:p text:style-name="P11"><text:s text:c="4"/>fclose(in); </text:p>
      <text:p text:style-name="P11"><text:s text:c="4"/>printf("Call \"tioTableBegin\".\n"); </text:p>
      <text:p text:style-name="P11"><text:s text:c="4"/>td = tioTableBegin( string, TIOCHAR, TIOSTRING, TIODOUBLE, TIOSTRING); </text:p>
      <text:p text:style-name="P11"/>
      <text:p text:style-name="P11"><text:s text:c="4"/>/*Вызов функции заполнения таблицы*/ </text:p>
      <text:p text:style-name="P11"><text:s text:c="4"/>printf("\nCall \"tioTableRecord\".\n"); </text:p>
      <text:p text:style-name="P11"><text:s text:c="4"/>td = tioTableRecord( td,num, 'r', s_test4, doub_test, s_test ); </text:p>
      <text:p text:style-name="P11"><text:s text:c="4"/>c_test = 'g' ; doub_test = 43.9 ;long_test = 43 ; </text:p>
      <text:p text:style-name="P11"><text:s text:c="4"/>td = tioTableRecord( td,num, 'e', s_test4, doub_test, s_test2 ); </text:p>
      <text:p text:style-name="P11"><text:s text:c="4"/>/*Вызов завершающей функции*/ </text:p>
      <text:p text:style-name="P11"><text:s text:c="4"/>printf("\nCall \"tioTableEnd\".\n"); </text:p>
      <text:p text:style-name="P11"/>
      <text:p text:style-name="P11"/>
      <text:p text:style-name="P11"><text:s text:c="4"/>tioTableEnd( td ); </text:p>
      <text:p text:style-name="P11"><text:soft-page-break/><text:s/></text:p>
      <text:p text:style-name="P11"><text:s text:c="4"/>/*Освобождаем память для строки*/ </text:p>
      <text:p text:style-name="P11"><text:s text:c="4"/>free(string); </text:p>
      <text:p text:style-name="P11"/>
      <text:p text:style-name="P11"><text:s text:c="4"/>printf("=-=-=-=-=-=-=-=-=-=-=-=-=-=-=-=-=-=-=-=-=-=-=-=-=-=-=-=-=-=-=-=-=-=-=-=-=\n"); </text:p>
      <text:p text:style-name="P11"><text:s text:c="4"/>return 0; </text:p>
      <text:p text:style-name="P11"/>
      <text:p text:style-name="P11">} </text:p>
      <text:p text:style-name="P6">Файл tioTableBegin.c:</text:p>
      <text:p text:style-name="P11">#include &lt;stdio.h&gt; </text:p>
      <text:p text:style-name="P11">#include &lt;string.h&gt; </text:p>
      <text:p text:style-name="P11">#include &lt;stdlib.h&gt; </text:p>
      <text:p text:style-name="P11">#include &lt;stdarg.h&gt; </text:p>
      <text:p text:style-name="P11"/>
      <text:p text:style-name="P11">#include &lt;tiotb.h&gt; <text:s text:c="9"/>/*My header*/ </text:p>
      <text:p text:style-name="P11"/>
      <text:p text:style-name="P11">/*Table initialization*/ </text:p>
      <text:p text:style-name="P11">void* tioTableBegin( const char* format, <text:s/>... ) </text:p>
      <text:p text:style-name="P11">{ </text:p>
      <text:p text:style-name="P11"><text:s text:c="4"/>va_list ap; </text:p>
      <text:p text:style-name="P11"><text:s text:c="4"/>int i; </text:p>
      <text:p text:style-name="P11"><text:s text:c="4"/>int jj; </text:p>
      <text:p text:style-name="P11"><text:s text:c="4"/>int j; </text:p>
      <text:p text:style-name="P11"><text:s text:c="4"/>struct inform *datTab; </text:p>
      <text:p text:style-name="P11"><text:s text:c="4"/>void *extPointer; </text:p>
      <text:p text:style-name="P11"/>
      <text:p text:style-name="P11"><text:s text:c="4"/>va_start( ap, format ); </text:p>
      <text:p text:style-name="P11"/>
      <text:p text:style-name="P11"><text:s text:c="4"/>/*Allocating memory for datTab structure*/ </text:p>
      <text:p text:style-name="P11"><text:s text:c="4"/>if( (datTab = (struct inform*) calloc( 1, sizeof(struct inform)) ) == NULL ) </text:p>
      <text:p text:style-name="P11"><text:s text:c="4"/>{ </text:p>
      <text:p text:style-name="P11"><text:s text:c="8"/>fprintf( stderr, "\nError \n" ); </text:p>
      <text:p text:style-name="P11"><text:s text:c="8"/>return NULL; </text:p>
      <text:p text:style-name="P11"><text:s text:c="4"/>} </text:p>
      <text:p text:style-name="P11"/>
      <text:p text:style-name="P11"><text:s text:c="4"/>/*Count the number of columns in a table and calculate the maximum length of the column.*/ </text:p>
      <text:p text:style-name="P11"><text:s text:c="4"/>for( i = 0; format[i] != '\n'; ++i ) </text:p>
      <text:p text:style-name="P11"><text:s text:c="4"/>{ </text:p>
      <text:p text:style-name="P11"><text:s text:c="7"/>++ datTab-&gt;countLetter; </text:p>
      <text:p text:style-name="P11"><text:s text:c="8"/>if( (format[i] == '&amp;') &amp;&amp; (format[i+1]) != '&amp;') </text:p>
      <text:p text:style-name="P11"><text:s text:c="12"/>++ datTab-&gt;countColum; </text:p>
      <text:p text:style-name="P11"><text:s text:c="4"/>} </text:p>
      <text:p text:style-name="P11"/>
      <text:p text:style-name="P11"><text:s text:c="4"/>printf("Count of letter %d.\nCount of colum %d.\n", datTab-&gt;countLetter, </text:p>
      <text:p text:style-name="P11"><text:s text:c="12"/>datTab-&gt;countColum ); </text:p>
      <text:p text:style-name="P11"/>
      <text:p text:style-name="P11"><text:s text:c="4"/>/*Allocating memory for cap*/ </text:p>
      <text:p text:style-name="P11"><text:s text:c="4"/>if( (datTab-&gt;cap = (char**) calloc(datTab-&gt;countColum , sizeof(char*))) != NULL ) </text:p>
      <text:p text:style-name="P11"><text:s text:c="4"/>{ </text:p>
      <text:p text:style-name="P11"><text:s text:c="8"/>for( i = 0; i &lt; datTab-&gt;countColum ; ++ i) </text:p>
      <text:p text:style-name="P11"><text:s text:c="8"/>{ </text:p>
      <text:p text:style-name="P11"><text:s text:c="12"/>if( (datTab-&gt;cap[i] = (char*) calloc(datTab-&gt;countLetter, sizeof(char))) == NULL ) </text:p>
      <text:p text:style-name="P11"><text:s text:c="12"/>{ </text:p>
      <text:p text:style-name="P11"><text:s text:c="16"/>printf(" error datTab-&gt;cap[%d][]\n",i); </text:p>
      <text:p text:style-name="P11"><text:s text:c="16"/>return NULL; </text:p>
      <text:p text:style-name="P11"><text:s text:c="12"/>} </text:p>
      <text:p text:style-name="P11"><text:s text:c="8"/>} </text:p>
      <text:p text:style-name="P11"><text:s text:c="4"/>} </text:p>
      <text:p text:style-name="P11"><text:s text:c="4"/>else </text:p>
      <text:p text:style-name="P11"><text:s text:c="4"/>{ </text:p>
      <text:p text:style-name="P11"><text:s text:c="8"/>printf("\nerror\n"); </text:p>
      <text:p text:style-name="P11"><text:s text:c="8"/>return NULL; </text:p>
      <text:p text:style-name="P11"><text:s text:c="4"/>} </text:p>
      <text:p text:style-name="P11"/>
      <text:p text:style-name="P11"/>
      <text:p text:style-name="P11"><text:s text:c="4"/>/*Allocating memory for datTab-&gt;bufType*/ </text:p>
      <text:p text:style-name="P11"><text:s text:c="4"/>if( (datTab-&gt;bufType = (int*) calloc(datTab-&gt;countColum, sizeof(int))) == NULL ) </text:p>
      <text:p text:style-name="P11"><text:s text:c="4"/>{ </text:p>
      <text:p text:style-name="P11"><text:s text:c="8"/>printf("\nerror *datTab-&gt;bufType\n"); </text:p>
      <text:p text:style-name="P11"><text:s text:c="8"/>return NULL; </text:p>
      <text:p text:style-name="P11"><text:soft-page-break/><text:s text:c="4"/>} </text:p>
      <text:p text:style-name="P11"/>
      <text:p text:style-name="P11"><text:s text:c="4"/>printf("\n"); </text:p>
      <text:p text:style-name="P11"/>
      <text:p text:style-name="P11"><text:s text:c="4"/>/*Allocating memory for pointer to the head of list*/ </text:p>
      <text:p text:style-name="P11"><text:s text:c="4"/>if( (datTab-&gt;head = (cl *) malloc( sizeof(cl))) == NULL ) </text:p>
      <text:p text:style-name="P11"><text:s text:c="4"/>{ </text:p>
      <text:p text:style-name="P11"><text:s text:c="8"/>printf("\nError ptr\n"); </text:p>
      <text:p text:style-name="P11"><text:s text:c="8"/>return NULL; </text:p>
      <text:p text:style-name="P11"><text:s text:c="4"/>} </text:p>
      <text:p text:style-name="P11"/>
      <text:p text:style-name="P11"><text:s text:c="4"/>datTab-&gt;ptr = datTab-&gt;head; </text:p>
      <text:p text:style-name="P11"><text:s text:c="4"/>datTab-&gt;ptr-&gt;n = NULL; </text:p>
      <text:p text:style-name="P11"/>
      <text:p text:style-name="P11"><text:s text:c="4"/>/*Allocating memory for ptr-&gt;s*/ <text:s text:c="3"/></text:p>
      <text:p text:style-name="P11"><text:s text:c="4"/>if( (datTab-&gt;ptr-&gt;s = (void **) calloc(datTab-&gt;countColum, sizeof(void *))) == NULL ) </text:p>
      <text:p text:style-name="P11"><text:s text:c="4"/>{ </text:p>
      <text:p text:style-name="P11"><text:s text:c="8"/>printf("\nError ptr-&gt;s\n"); </text:p>
      <text:p text:style-name="P11"><text:s text:c="8"/>return NULL; </text:p>
      <text:p text:style-name="P11"><text:s text:c="4"/>} </text:p>
      <text:p text:style-name="P11"/>
      <text:p text:style-name="P11"><text:s text:c="4"/>/*Writing data types to the buffer*/ </text:p>
      <text:p text:style-name="P11"><text:s text:c="4"/>printf ("Data types: "); </text:p>
      <text:p text:style-name="P11"><text:s text:c="4"/>for ( i = 0; i &lt; datTab-&gt;countColum; ++ i ) </text:p>
      <text:p text:style-name="P11"><text:s text:c="4"/>{ </text:p>
      <text:p text:style-name="P11"><text:s text:c="8"/>datTab-&gt;bufType[i] = va_arg(ap, int); </text:p>
      <text:p text:style-name="P11"><text:s text:c="8"/>printf("%i", datTab-&gt;bufType[i]); </text:p>
      <text:p text:style-name="P11"><text:s text:c="4"/>} </text:p>
      <text:p text:style-name="P11"/>
      <text:p text:style-name="P11"><text:s text:c="4"/>printf("\n"); </text:p>
      <text:p text:style-name="P11"/>
      <text:p text:style-name="P11"><text:s text:c="4"/>/*Определяем имена колонок*/ </text:p>
      <text:p text:style-name="P11"><text:s text:c="4"/>jj = 0; </text:p>
      <text:p text:style-name="P11"><text:s text:c="4"/>for ( i = 0; i &lt; datTab-&gt;countColum; ++ i ) </text:p>
      <text:p text:style-name="P11"><text:s text:c="4"/>{ </text:p>
      <text:p text:style-name="P11"><text:s text:c="8"/>j = 0; </text:p>
      <text:p text:style-name="P11"><text:s text:c="8"/>while( (format[jj] != '&amp;') &amp;&amp; (format[jj] != '\n') ) </text:p>
      <text:p text:style-name="P11"><text:s text:c="8"/>{ </text:p>
      <text:p text:style-name="P11"><text:s text:c="12"/>datTab-&gt;cap[i][j] = format[jj]; </text:p>
      <text:p text:style-name="P11"><text:s text:c="12"/>if ( (format[jj+1] == '&amp;') &amp;&amp; (format[jj+2] == '&amp;') <text:s/>) </text:p>
      <text:p text:style-name="P11"><text:s text:c="12"/>{ </text:p>
      <text:p text:style-name="P11"><text:s text:c="16"/>datTab-&gt;cap[i][j+1] = '&amp;'; </text:p>
      <text:p text:style-name="P11"><text:s text:c="16"/>++j; </text:p>
      <text:p text:style-name="P11"><text:s text:c="16"/>jj = jj + 2; </text:p>
      <text:p text:style-name="P11"><text:s text:c="12"/>} </text:p>
      <text:p text:style-name="P11"><text:s text:c="12"/>++j; </text:p>
      <text:p text:style-name="P11"><text:s text:c="12"/>++jj; </text:p>
      <text:p text:style-name="P11"><text:s text:c="8"/>} </text:p>
      <text:p text:style-name="P11"><text:s text:c="8"/>++jj; </text:p>
      <text:p text:style-name="P11"><text:s text:c="4"/>} </text:p>
      <text:p text:style-name="P11"><text:s text:c="4"/>/* Вывод на экран содержимое datTab.cap[i][j], в котором содержатся названия колонок */ </text:p>
      <text:p text:style-name="P11"><text:s text:c="4"/>for( i = 0; i &lt; datTab-&gt;countColum; ++i ) </text:p>
      <text:p text:style-name="P11"><text:s text:c="4"/>{ </text:p>
      <text:p text:style-name="P11"><text:s text:c="8"/>printf("%s", datTab-&gt;cap[i]); </text:p>
      <text:p text:style-name="P11"><text:s text:c="8"/>printf("\n"); </text:p>
      <text:p text:style-name="P11"><text:s text:c="4"/>} </text:p>
      <text:p text:style-name="P11"/>
      <text:p text:style-name="P11"><text:s text:c="4"/>va_end( ap ); </text:p>
      <text:p text:style-name="P11"/>
      <text:p text:style-name="P11"><text:s text:c="4"/>extPointer = (void *) datTab; </text:p>
      <text:p text:style-name="P11"><text:s text:c="4"/>return extPointer; </text:p>
      <text:p text:style-name="P11">} </text:p>
      <text:p text:style-name="P10">Файл tioTableRecord:</text:p>
      <text:p text:style-name="P12">#include &lt;stdio.h&gt; </text:p>
      <text:p text:style-name="P12">#include &lt;string.h&gt; </text:p>
      <text:p text:style-name="P12">#include &lt;stdlib.h&gt; </text:p>
      <text:p text:style-name="P12">#include &lt;stdarg.h&gt; </text:p>
      <text:p text:style-name="P12"/>
      <text:p text:style-name="P12">#include &lt;tiotb.h&gt; </text:p>
      <text:p text:style-name="P12"/>
      <text:p text:style-name="P12">void *tioTableRecord( void *td, int num, ... <text:s/>) </text:p>
      <text:p text:style-name="P12">{ </text:p>
      <text:p text:style-name="P12"><text:s text:c="4"/>va_list ap; </text:p>
      <text:p text:style-name="P12"><text:s text:c="4"/>struct inform *datTab; </text:p>
      <text:p text:style-name="P12"><text:s text:c="4"/>int i; </text:p>
      <text:p text:style-name="P12"><text:s text:c="4"/>char ch; </text:p>
      <text:p text:style-name="P12"><text:s text:c="4"/>double dbd; </text:p>
      <text:p text:style-name="P12"><text:s text:c="4"/>long ln; </text:p>
      <text:p text:style-name="P12"><text:s text:c="4"/>char* strn; </text:p>
      <text:p text:style-name="P12"><text:s text:c="4"/>void *extPointer; </text:p>
      <text:p text:style-name="P12"/>
      <text:p text:style-name="P12"/>
      <text:p text:style-name="P12"><text:s text:c="4"/>va_start( ap, num ); </text:p>
      <text:p text:style-name="P12"><text:s text:c="4"/></text:p>
      <text:p text:style-name="P12"><text:s text:c="4"/>datTab = (struct inform *) td; </text:p>
      <text:p text:style-name="P12"><text:s text:c="4"/>for( i = 0; i &lt; datTab-&gt;countColum; ++ i ) </text:p>
      <text:p text:style-name="P12"><text:s text:c="4"/>{ </text:p>
      <text:p text:style-name="P12"><text:s text:c="8"/></text:p>
      <text:p text:style-name="P12"><text:s text:c="8"/>switch( datTab-&gt;bufType[i] ) </text:p>
      <text:p text:style-name="P12"><text:s text:c="8"/>{ </text:p>
      <text:p text:style-name="P12"><text:s text:c="8"/>case 1: </text:p>
      <text:p text:style-name="P12"><text:s text:c="12"/>ch = (char) va_arg( ap, int); </text:p>
      <text:p text:style-name="P12"><text:s text:c="12"/>datTab-&gt;ptr-&gt;s[i] = calloc(1, sizeof(char)); </text:p>
      <text:p text:style-name="P12"><text:s text:c="12"/>*(char *)datTab-&gt;ptr-&gt;s[i] = <text:s/>ch; </text:p>
      <text:p text:style-name="P12"><text:s text:c="12"/>printf("char %c /added\n", *(char *)datTab-&gt;ptr-&gt;s[i]); </text:p>
      <text:p text:style-name="P12"><text:s text:c="12"/>break; </text:p>
      <text:p text:style-name="P12"><text:s text:c="8"/>case 2: </text:p>
      <text:p text:style-name="P12"><text:s text:c="12"/>dbd = <text:s/>va_arg( ap, double); </text:p>
      <text:p text:style-name="P12"/>
      <text:p text:style-name="P12"><text:s text:c="12"/>datTab-&gt;ptr-&gt;s[i] = malloc(sizeof(double)); </text:p>
      <text:p text:style-name="P12"><text:s text:c="12"/>*(double *)datTab-&gt;ptr-&gt;s[i] = dbd; </text:p>
      <text:p text:style-name="P12"><text:s text:c="12"/>printf("double %f /added\n", *(double *)datTab-&gt;ptr-&gt;s[i]); </text:p>
      <text:p text:style-name="P12"/>
      <text:p text:style-name="P12"><text:s text:c="12"/>break; </text:p>
      <text:p text:style-name="P12"><text:s text:c="8"/>case 3: </text:p>
      <text:p text:style-name="P12"><text:s text:c="12"/>ln = <text:s/>va_arg( ap, long); </text:p>
      <text:p text:style-name="P12"><text:s text:c="12"/>datTab-&gt;ptr-&gt;s[i] = calloc(1, sizeof(long)); </text:p>
      <text:p text:style-name="P12"><text:s text:c="12"/>*(long *)datTab-&gt;ptr-&gt;s[i] = ln; </text:p>
      <text:p text:style-name="P12"><text:s text:c="12"/>printf("long %ld /added\n", *(long *)datTab-&gt;ptr-&gt;s[i]); </text:p>
      <text:p text:style-name="P12"><text:s text:c="12"/>break; </text:p>
      <text:p text:style-name="P12"><text:s text:c="8"/>case 4: </text:p>
      <text:p text:style-name="P12"><text:s text:c="12"/>strn = va_arg( ap, char *); </text:p>
      <text:p text:style-name="P12"><text:s text:c="12"/>datTab-&gt;ptr-&gt;s[i]=(char *)calloc(strlen(strn) + 1, sizeof(char)); <text:s/></text:p>
      <text:p text:style-name="P12"><text:s text:c="12"/>strcpy ((char *)datTab-&gt;ptr-&gt;s[i],strn); </text:p>
      <text:p text:style-name="P12"><text:s text:c="12"/>printf("string %s /added\n", <text:s/>(char *) datTab-&gt;ptr-&gt;s[i]); </text:p>
      <text:p text:style-name="P12"><text:s text:c="12"/>break; </text:p>
      <text:p text:style-name="P12"><text:s text:c="8"/>default: </text:p>
      <text:p text:style-name="P12"><text:s text:c="12"/>printf("Неправельный параметр функции tioTableRecord!\n"); </text:p>
      <text:p text:style-name="P12"><text:s text:c="12"/>return NULL; </text:p>
      <text:p text:style-name="P12"><text:s text:c="8"/>} </text:p>
      <text:p text:style-name="P12"><text:s text:c="4"/>} </text:p>
      <text:p text:style-name="P12"/>
      <text:p text:style-name="P12"/>
      <text:p text:style-name="P12"><text:s text:c="4"/>/*Выделение памяти для указателя на голову списка*/ </text:p>
      <text:p text:style-name="P12"><text:s text:c="4"/>if( (datTab-&gt;ptr-&gt;n = (cl*) malloc(sizeof(cl))) == NULL ) </text:p>
      <text:p text:style-name="P12"><text:s text:c="4"/>{ </text:p>
      <text:p text:style-name="P12"><text:s text:c="8"/>printf("Error\n"); </text:p>
      <text:p text:style-name="P12"><text:s text:c="8"/>return NULL; </text:p>
      <text:p text:style-name="P12"><text:soft-page-break/><text:s text:c="4"/>} </text:p>
      <text:p text:style-name="P12"><text:s text:c="4"/>datTab-&gt;ptr = datTab-&gt;ptr-&gt;n; </text:p>
      <text:p text:style-name="P12"><text:s text:c="4"/>datTab-&gt;ptr-&gt;n = NULL; </text:p>
      <text:p text:style-name="P12"/>
      <text:p text:style-name="P12"><text:s text:c="4"/>/*Выделяем память для указателя ptr-&gt;s*/ </text:p>
      <text:p text:style-name="P12"><text:s text:c="4"/>if( (datTab-&gt;ptr-&gt;s = (void **) calloc(datTab-&gt;countColum, sizeof(void *))) == NULL ) </text:p>
      <text:p text:style-name="P12"><text:s text:c="4"/>{ </text:p>
      <text:p text:style-name="P12"><text:s text:c="8"/>printf("\nError ptr-&gt;s\n"); </text:p>
      <text:p text:style-name="P12"><text:s text:c="8"/>return NULL; </text:p>
      <text:p text:style-name="P12"><text:s text:c="4"/>} </text:p>
      <text:p text:style-name="P12"/>
      <text:p text:style-name="P12"><text:s text:c="3"/>va_end(ap); </text:p>
      <text:p text:style-name="P12"/>
      <text:p text:style-name="P12"><text:s text:c="4"/>extPointer = (void *) datTab; </text:p>
      <text:p text:style-name="P12"/>
      <text:p text:style-name="P12"><text:s text:c="4"/>return extPointer; </text:p>
      <text:p text:style-name="P12"/>
      <text:p text:style-name="P12">} </text:p>
      <text:p text:style-name="P6">Файл tioTableEnd.c:</text:p>
      <text:p text:style-name="P12">#include &lt;stdio.h&gt; </text:p>
      <text:p text:style-name="P12">#include &lt;string.h&gt; </text:p>
      <text:p text:style-name="P12">#include &lt;stdlib.h&gt; </text:p>
      <text:p text:style-name="P12"/>
      <text:p text:style-name="P12">#include &lt;tiotb.h&gt; </text:p>
      <text:p text:style-name="P12"/>
      <text:p text:style-name="P12">#define WIDTH 80 </text:p>
      <text:p text:style-name="P12"/>
      <text:p text:style-name="P12"/>
      <text:p text:style-name="P12">/*Table row*/ </text:p>
      <text:p text:style-name="P12">int tabRow( void **strings, int *bufType, int countColum, int lenColCon ) </text:p>
      <text:p text:style-name="P12">{ </text:p>
      <text:p text:style-name="P12"><text:s text:c="4"/>char ***data; <text:s text:c="18"/>/*Pointer of the table's data*/ </text:p>
      <text:p text:style-name="P12"><text:s text:c="4"/>int *colStr; <text:s text:c="19"/>/*Array of extra lines*/ </text:p>
      <text:p text:style-name="P12"><text:s text:c="4"/>int i; </text:p>
      <text:p text:style-name="P12"><text:s text:c="4"/>int j; </text:p>
      <text:p text:style-name="P12"><text:s text:c="4"/>int max = 0; </text:p>
      <text:p text:style-name="P12"><text:s text:c="4"/>int extraCounter; <text:s text:c="14"/>/*Extra lines counter*/ </text:p>
      <text:p text:style-name="P12"><text:s text:c="4"/>int offset; <text:s text:c="20"/>/*Offset counter*/ </text:p>
      <text:p text:style-name="P12"><text:s text:c="4"/>int strCounter; </text:p>
      <text:p text:style-name="P12"/>
      <text:p text:style-name="P12"><text:s text:c="4"/>/*Allocating memory for colStr*/ </text:p>
      <text:p text:style-name="P12"><text:s text:c="4"/>if( (colStr = (int *) malloc(countColum * sizeof(int))) == NULL ) </text:p>
      <text:p text:style-name="P12"><text:s text:c="4"/>{ </text:p>
      <text:p text:style-name="P12"><text:s text:c="8"/>printf("ERROR!"); </text:p>
      <text:p text:style-name="P12"><text:s text:c="8"/>exit(EXIT_FAILURE); </text:p>
      <text:p text:style-name="P12"><text:s text:c="4"/>} </text:p>
      <text:p text:style-name="P12"/>
      <text:p text:style-name="P12"><text:s text:c="4"/>/*Calculation number of extra lines of the array*/ </text:p>
      <text:p text:style-name="P12"><text:s text:c="4"/>for( i = 0; i &lt; countColum; ++ i ) </text:p>
      <text:p text:style-name="P12"><text:s text:c="4"/>{ </text:p>
      <text:p text:style-name="P12"><text:s text:c="8"/>colStr[i] = strlen( (char *)strings[i] ) / lenColCon; </text:p>
      <text:p text:style-name="P12"><text:s text:c="8"/>if(max &lt; colStr[i]) </text:p>
      <text:p text:style-name="P12"><text:s text:c="12"/>max = colStr[i]; </text:p>
      <text:p text:style-name="P12"><text:s text:c="4"/>} </text:p>
      <text:p text:style-name="P12"/>
      <text:p text:style-name="P12"><text:s text:c="4"/>/*Allocating memory for data*/ </text:p>
      <text:p text:style-name="P12"><text:s text:c="4"/>if((data = (char ***) malloc (countColum * sizeof(char **))) == NULL) </text:p>
      <text:p text:style-name="P12"><text:s text:c="4"/>{ </text:p>
      <text:p text:style-name="P12"><text:s text:c="8"/>printf("ERROR!\n"); </text:p>
      <text:p text:style-name="P12"><text:s text:c="8"/>exit(EXIT_FAILURE); </text:p>
      <text:p text:style-name="P12"><text:s text:c="4"/>} </text:p>
      <text:p text:style-name="P12"><text:s text:c="4"/>for( i = 0; i &lt; countColum; ++ i ) </text:p>
      <text:p text:style-name="P12"><text:s text:c="4"/>{ </text:p>
      <text:p text:style-name="P12"><text:s text:c="8"/>if((data[i] = (char **) malloc ((max + 1) * sizeof(char *))) == NULL) </text:p>
      <text:p text:style-name="P12"><text:s text:c="8"/>{ </text:p>
      <text:p text:style-name="P12"><text:s text:c="12"/>printf("ERROR!\n"); </text:p>
      <text:p text:style-name="P12"><text:s text:c="12"/>exit(EXIT_FAILURE); </text:p>
      <text:p text:style-name="P12"><text:s text:c="8"/>} <text:s text:c="6"/></text:p>
      <text:p text:style-name="P12"><text:s text:c="8"/>else </text:p>
      <text:p text:style-name="P12"><text:s text:c="8"/>{ </text:p>
      <text:p text:style-name="P12"><text:s text:c="12"/>for (j = 0; j &lt; (max + 1); ++ j) </text:p>
      <text:p text:style-name="P12"><text:s text:c="12"/>{ </text:p>
      <text:p text:style-name="P12"><text:s text:c="16"/>if((data[i][j] = (char *) malloc (lenColCon * sizeof(char))) == NULL) </text:p>
      <text:p text:style-name="P12"><text:s text:c="16"/>{ </text:p>
      <text:p text:style-name="P12"><text:s text:c="20"/>printf("ERROR!\n"); </text:p>
      <text:p text:style-name="P12"><text:s text:c="20"/>exit(EXIT_FAILURE); </text:p>
      <text:p text:style-name="P12"><text:s text:c="16"/>} </text:p>
      <text:p text:style-name="P12"><text:s text:c="12"/>} </text:p>
      <text:p text:style-name="P12"><text:s text:c="8"/>} </text:p>
      <text:p text:style-name="P12"><text:s text:c="4"/>} </text:p>
      <text:p text:style-name="P12"/>
      <text:p text:style-name="P12"><text:s text:c="4"/>/*Partition line*/ </text:p>
      <text:p text:style-name="P12"><text:s text:c="4"/>for(i = 0; i &lt; countColum; ++ i) </text:p>
      <text:p text:style-name="P12"><text:soft-page-break/><text:s text:c="4"/>{ </text:p>
      <text:p text:style-name="P12"><text:s text:c="8"/>switch( bufType[i] ) </text:p>
      <text:p text:style-name="P12"><text:s text:c="8"/>{ </text:p>
      <text:p text:style-name="P12"><text:s text:c="8"/>case 1: </text:p>
      <text:p text:style-name="P12"><text:s text:c="12"/>sprintf( data[i][0], "%c",*(char *) strings[i]); </text:p>
      <text:p text:style-name="P12"><text:s text:c="12"/>offset = strlen(data[i][0]); </text:p>
      <text:p text:style-name="P12"><text:s text:c="12"/>/*Insert spaces*/ </text:p>
      <text:p text:style-name="P12"><text:s text:c="12"/>for( offset; offset &lt; (lenColCon - 1); ++ offset) </text:p>
      <text:p text:style-name="P12"><text:s text:c="16"/>data[i][0][offset] = ' '; </text:p>
      <text:p text:style-name="P12"><text:s text:c="12"/>/*Insert spaces*/ </text:p>
      <text:p text:style-name="P12"><text:s text:c="12"/>for(extraCounter = 1; extraCounter &lt; (max + 1); ++ extraCounter) </text:p>
      <text:p text:style-name="P12"><text:s text:c="16"/>for( offset = 0; offset &lt; (lenColCon - 1); ++ offset ) </text:p>
      <text:p text:style-name="P12"><text:s text:c="20"/>data[i][extraCounter][offset] = ' '; <text:s text:c="10"/></text:p>
      <text:p text:style-name="P12"><text:s text:c="12"/>break; </text:p>
      <text:p text:style-name="P12"><text:s text:c="8"/>case 2: </text:p>
      <text:p text:style-name="P12"><text:s text:c="12"/>sprintf( data[i][0], "%.2f",*(double *) strings[i]); </text:p>
      <text:p text:style-name="P12"><text:s text:c="12"/>offset = strlen(data[i][0]); </text:p>
      <text:p text:style-name="P12"><text:s text:c="12"/>/*Insert spaces*/ </text:p>
      <text:p text:style-name="P12"><text:s text:c="12"/>for( offset; offset &lt; (lenColCon - 1); ++ offset) </text:p>
      <text:p text:style-name="P12"><text:s text:c="16"/>data[i][0][offset] = ' '; </text:p>
      <text:p text:style-name="P12"><text:s text:c="12"/>/*Insert spaces*/ </text:p>
      <text:p text:style-name="P12"><text:s text:c="12"/>for(extraCounter = 1; extraCounter &lt; (max + 1); ++ extraCounter) </text:p>
      <text:p text:style-name="P12"><text:s text:c="16"/>for( offset = 0; offset &lt; (lenColCon - 1); ++ offset ) </text:p>
      <text:p text:style-name="P12"><text:s text:c="20"/>data[i][extraCounter][offset] = ' '; </text:p>
      <text:p text:style-name="P12"><text:s text:c="12"/>/*printf("90 string in End = %s\n", (char*)strings[3]);*/ </text:p>
      <text:p text:style-name="P12"><text:s text:c="12"/>break; </text:p>
      <text:p text:style-name="P12"><text:s text:c="8"/>case 3: </text:p>
      <text:p text:style-name="P12"><text:s text:c="12"/>sprintf( data[i][0], "%ld",*(long *) strings[i]); </text:p>
      <text:p text:style-name="P12"><text:s text:c="12"/>offset = strlen(data[i][0]); </text:p>
      <text:p text:style-name="P12"><text:s text:c="12"/>/*Insert spaces*/ </text:p>
      <text:p text:style-name="P12"><text:s text:c="12"/>for( offset; offset &lt; (lenColCon - 1); ++ offset) </text:p>
      <text:p text:style-name="P12"><text:s text:c="16"/>data[i][0][offset] = ' '; </text:p>
      <text:p text:style-name="P12"><text:s text:c="12"/>/*Insert spaces*/ </text:p>
      <text:p text:style-name="P12"><text:s text:c="12"/>for(extraCounter = 1; extraCounter &lt; (max + 1); ++ extraCounter) </text:p>
      <text:p text:style-name="P12"><text:s text:c="16"/>for( offset = 0; offset &lt; (lenColCon - 1); ++ offset ) </text:p>
      <text:p text:style-name="P12"><text:s text:c="20"/>data[i][extraCounter][offset] = ' '; </text:p>
      <text:p text:style-name="P12"><text:s text:c="12"/>break; </text:p>
      <text:p text:style-name="P12"><text:s text:c="8"/>case 4: </text:p>
      <text:p text:style-name="P12"><text:s text:c="12"/>for( extraCounter = 0; extraCounter &lt;= colStr[i]; ++ extraCounter ) </text:p>
      <text:p text:style-name="P12"><text:s text:c="12"/>{ </text:p>
      <text:p text:style-name="P12"><text:s text:c="16"/>j = extraCounter * (lenColCon - 1); </text:p>
      <text:p text:style-name="P12"><text:s text:c="16"/>for( offset = 0; </text:p>
      <text:p text:style-name="P12"><text:s text:c="24"/>((offset != (lenColCon - 1)) &amp;&amp; (((char *)strings[i])[j] != '\0' )); ++ offset, ++ j) </text:p>
      <text:p text:style-name="P12"><text:s text:c="16"/>{ </text:p>
      <text:p text:style-name="P12"><text:s text:c="20"/>data[i][extraCounter][offset] = ((char *)strings[i])[j]; </text:p>
      <text:p text:style-name="P12"><text:s text:c="16"/>} </text:p>
      <text:p text:style-name="P12"><text:s text:c="16"/>/*Insert spaces*/ </text:p>
      <text:p text:style-name="P12"><text:s text:c="16"/>for( offset; offset &lt; (lenColCon - 1); ++ offset) </text:p>
      <text:p text:style-name="P12"><text:s text:c="20"/>data[i][extraCounter][offset] = ' '; </text:p>
      <text:p text:style-name="P12"><text:s text:c="12"/>} </text:p>
      <text:p text:style-name="P12"><text:s text:c="12"/>/*Insert spaces*/ </text:p>
      <text:p text:style-name="P12"><text:s text:c="12"/>for(extraCounter = colStr[i] + 1; extraCounter &lt; (max + 1); ++ extraCounter ) </text:p>
      <text:p text:style-name="P12"><text:s text:c="16"/>for( offset = 0; offset &lt; (lenColCon - 1); ++ offset ) </text:p>
      <text:p text:style-name="P12"><text:s text:c="20"/>data[i][extraCounter][offset] = ' '; </text:p>
      <text:p text:style-name="P12"><text:s text:c="12"/>break; </text:p>
      <text:p text:style-name="P12"><text:s text:c="8"/>default: </text:p>
      <text:p text:style-name="P12"><text:s text:c="12"/>printf("ERROR!"); </text:p>
      <text:p text:style-name="P12"><text:s text:c="12"/>exit(EXIT_FAILURE); </text:p>
      <text:p text:style-name="P12"><text:s text:c="8"/>} </text:p>
      <text:p text:style-name="P12"><text:s text:c="8"/></text:p>
      <text:p text:style-name="P12"><text:s text:c="4"/></text:p>
      <text:p text:style-name="P12"><text:s text:c="4"/>} </text:p>
      <text:p text:style-name="P12"/>
      <text:p text:style-name="P12"><text:s text:c="4"/>/*Print row*/ </text:p>
      <text:p text:style-name="P12"><text:soft-page-break/><text:s text:c="8"/>for( strCounter = 0; strCounter &lt; (max + 1); ++ strCounter <text:s/>) </text:p>
      <text:p text:style-name="P12"><text:s text:c="8"/>{ </text:p>
      <text:p text:style-name="P12"><text:s text:c="12"/>for( i = 0; i &lt; countColum; ++ i ) </text:p>
      <text:p text:style-name="P12"><text:s text:c="16"/>printf("|%s", data[i][strCounter]); <text:s text:c="3"/></text:p>
      <text:p text:style-name="P12"><text:s text:c="12"/>printf("|\n"); </text:p>
      <text:p text:style-name="P12"><text:s text:c="8"/>} </text:p>
      <text:p text:style-name="P12"/>
      <text:p text:style-name="P12"><text:s text:c="4"/>/*FREE */ </text:p>
      <text:p text:style-name="P12"><text:s text:c="4"/>for( i = 0; i &lt; countColum; ++ i ) </text:p>
      <text:p text:style-name="P12"><text:s text:c="4"/>{ </text:p>
      <text:p text:style-name="P12"><text:s text:c="8"/>for( j = 0; j &lt; colStr[i]; ++ j ) </text:p>
      <text:p text:style-name="P12"><text:s text:c="8"/>{ </text:p>
      <text:p text:style-name="P12"><text:s text:c="12"/>free(data[i][j]); </text:p>
      <text:p text:style-name="P12"><text:s text:c="8"/>} </text:p>
      <text:p text:style-name="P12"><text:s text:c="8"/>free(data[i]); </text:p>
      <text:p text:style-name="P12"><text:s text:c="4"/>} </text:p>
      <text:p text:style-name="P12"><text:s text:c="4"/>free(data); </text:p>
      <text:p text:style-name="P12"/>
      <text:p text:style-name="P12"><text:s text:c="4"/>free(colStr); </text:p>
      <text:p text:style-name="P12"><text:s text:c="4"/></text:p>
      <text:p text:style-name="P12"><text:s text:c="4"/>return 0; </text:p>
      <text:p text:style-name="P12"/>
      <text:p text:style-name="P12">} </text:p>
      <text:p text:style-name="P12"/>
      <text:p text:style-name="P12">/*Display cap*/ </text:p>
      <text:p text:style-name="P12">int capMap( int countColum, char **cap, int lenColCon ) </text:p>
      <text:p text:style-name="P12">{ </text:p>
      <text:p text:style-name="P12"><text:s text:c="4"/>int i; </text:p>
      <text:p text:style-name="P12"><text:s text:c="4"/>int j; </text:p>
      <text:p text:style-name="P12"><text:s text:c="4"/>int tmp; </text:p>
      <text:p text:style-name="P12"><text:s text:c="4"/>for(i = 0; i &lt; countColum; ++ i ) </text:p>
      <text:p text:style-name="P12"><text:s text:c="4"/>{ </text:p>
      <text:p text:style-name="P12"><text:s text:c="8"/>printf( "|%s", cap[i] ); </text:p>
      <text:p text:style-name="P12"><text:s text:c="8"/>tmp = lenColCon - strlen(cap[i]); </text:p>
      <text:p text:style-name="P12"><text:s text:c="8"/>for( j = 0; j &lt; tmp - 1; ++ j ) </text:p>
      <text:p text:style-name="P12"><text:s text:c="12"/>printf( " " ); </text:p>
      <text:p text:style-name="P12"><text:s text:c="4"/>} </text:p>
      <text:p text:style-name="P12"><text:s text:c="4"/>printf( "|\n"); </text:p>
      <text:p text:style-name="P12"><text:s text:c="4"/></text:p>
      <text:p text:style-name="P12"><text:s text:c="4"/>return 0; </text:p>
      <text:p text:style-name="P12">} </text:p>
      <text:p text:style-name="P12"/>
      <text:p text:style-name="P12">/*Draw line function*/ </text:p>
      <text:p text:style-name="P12">int drawLine( int lenColCon ) </text:p>
      <text:p text:style-name="P12">{ </text:p>
      <text:p text:style-name="P12"><text:s text:c="4"/>int i; </text:p>
      <text:p text:style-name="P12"><text:s text:c="4"/>for( i = 0; i &lt; WIDTH; ++ i ) <text:s text:c="2"/>/*Need correct WIDTH*/ </text:p>
      <text:p text:style-name="P12"><text:s text:c="4"/>{ </text:p>
      <text:p text:style-name="P12"><text:s text:c="8"/>if((i % lenColCon) == 0) </text:p>
      <text:p text:style-name="P12"><text:s text:c="12"/>printf("+"); </text:p>
      <text:p text:style-name="P12"><text:s text:c="8"/>else </text:p>
      <text:p text:style-name="P12"><text:s text:c="12"/>printf("-"); </text:p>
      <text:p text:style-name="P12"><text:s text:c="4"/>} </text:p>
      <text:p text:style-name="P12"><text:s text:c="4"/>printf( "+\n" ); </text:p>
      <text:p text:style-name="P12"/>
      <text:p text:style-name="P12"><text:s text:c="4"/>return 0; </text:p>
      <text:p text:style-name="P12">} </text:p>
      <text:p text:style-name="P12"/>
      <text:p text:style-name="P12">/*Table's output*/ </text:p>
      <text:p text:style-name="P12">int tioTableEnd( void *td ) </text:p>
      <text:p text:style-name="P12">{ </text:p>
      <text:p text:style-name="P12"><text:s text:c="4"/>struct inform *datTab; </text:p>
      <text:p text:style-name="P12"><text:s text:c="5"/></text:p>
      <text:p text:style-name="P12"><text:s text:c="4"/>int i; <text:s text:c="25"/>/*Counter*/ </text:p>
      <text:p text:style-name="P12"><text:s text:c="4"/>int lenColCon; <text:s text:c="17"/>/*Cell width*/ </text:p>
      <text:p text:style-name="P12"><text:s text:c="4"/>void *next; <text:s text:c="4"/></text:p>
      <text:p text:style-name="P12"><text:soft-page-break/><text:s text:c="4"/>int *masType; <text:s text:c="18"/>/*For type of cap*/ </text:p>
      <text:p text:style-name="P12"><text:s text:c="4"/>datTab = (struct inform *) td; </text:p>
      <text:p text:style-name="P12"><text:s text:c="4"/></text:p>
      <text:p text:style-name="P12"><text:s text:c="4"/>datTab-&gt;ptr = datTab-&gt;head; </text:p>
      <text:p text:style-name="P12"><text:s text:c="4"/>/*printf("string in End = %s\n", (char*)datTab-&gt;ptr-&gt;s[3]);*/ </text:p>
      <text:p text:style-name="P12"/>
      <text:p text:style-name="P12"><text:s text:c="4"/>/*Calculate the column width depending on the number of*/ <text:s/></text:p>
      <text:p text:style-name="P12"><text:s text:c="4"/>lenColCon = WIDTH / datTab-&gt;countColum; <text:s text:c="2"/></text:p>
      <text:p text:style-name="P12"><text:s text:c="4"/>printf("Размер колонки = %d\n", lenColCon); </text:p>
      <text:p text:style-name="P12"><text:s text:c="4"/></text:p>
      <text:p text:style-name="P12"><text:s text:c="4"/>if( (masType = (int *) malloc(datTab-&gt;countColum * sizeof(int))) == NULL) </text:p>
      <text:p text:style-name="P12"><text:s text:c="4"/>{ </text:p>
      <text:p text:style-name="P12"><text:s text:c="8"/>printf("ERROR!"); </text:p>
      <text:p text:style-name="P12"><text:s text:c="8"/>exit(EXIT_FAILURE); </text:p>
      <text:p text:style-name="P12"><text:s text:c="4"/>} </text:p>
      <text:p text:style-name="P12"/>
      <text:p text:style-name="P12"><text:s text:c="4"/>/*Draw line*/ </text:p>
      <text:p text:style-name="P12"><text:s text:c="4"/>drawLine(lenColCon); </text:p>
      <text:p text:style-name="P12"><text:s text:c="4"/></text:p>
      <text:p text:style-name="P12"><text:s text:c="4"/>for( i = 0; i &lt; datTab-&gt;countColum; ++ i ) </text:p>
      <text:p text:style-name="P12"><text:s text:c="4"/>{ </text:p>
      <text:p text:style-name="P12"><text:s text:c="8"/>masType[i] = 4; </text:p>
      <text:p text:style-name="P12"><text:s text:c="4"/>} </text:p>
      <text:p text:style-name="P12"><text:s text:c="4"/>/*Display cap*/ </text:p>
      <text:p text:style-name="P12"><text:s text:c="4"/>tabRow( (void *)datTab-&gt;cap, masType, datTab-&gt;countColum, lenColCon); </text:p>
      <text:p text:style-name="P12"><text:s text:c="4"/></text:p>
      <text:p text:style-name="P12"><text:s text:c="4"/>/*Draw line*/ </text:p>
      <text:p text:style-name="P12"><text:s text:c="4"/>drawLine(lenColCon); </text:p>
      <text:p text:style-name="P12"><text:s text:c="4"/></text:p>
      <text:p text:style-name="P12"><text:s text:c="4"/>while( datTab-&gt;ptr-&gt;n != NULL ) </text:p>
      <text:p text:style-name="P12"><text:s text:c="4"/>{ </text:p>
      <text:p text:style-name="P12"/>
      <text:p text:style-name="P12"><text:s text:c="8"/>/*Print table row*/ </text:p>
      <text:p text:style-name="P12"><text:s text:c="8"/>tabRow( datTab-&gt;ptr-&gt;s, datTab-&gt;bufType, datTab-&gt;countColum, lenColCon ); </text:p>
      <text:p text:style-name="P12"/>
      <text:p text:style-name="P12"><text:s text:c="8"/>/*Jump to the new cell*/ </text:p>
      <text:p text:style-name="P12"><text:s text:c="8"/>datTab-&gt;ptr = datTab-&gt;ptr-&gt;n; </text:p>
      <text:p text:style-name="P12"><text:s text:c="8"/>/*Draw line*/ </text:p>
      <text:p text:style-name="P12"><text:s text:c="8"/>drawLine(lenColCon); </text:p>
      <text:p text:style-name="P12"><text:s text:c="4"/>} </text:p>
      <text:p text:style-name="P12"><text:s text:c="4"/></text:p>
      <text:p text:style-name="P12"><text:s text:c="4"/>/*Free masType*/ </text:p>
      <text:p text:style-name="P12"><text:s text:c="4"/>free(masType); </text:p>
      <text:p text:style-name="P12"><text:s text:c="4"/>/*Free data*/ </text:p>
      <text:p text:style-name="P12"><text:s text:c="4"/>for( i = 0; i &lt; datTab-&gt;countColum; ++ i ) </text:p>
      <text:p text:style-name="P12"><text:s text:c="8"/>free(datTab-&gt;cap[i]); </text:p>
      <text:p text:style-name="P12"><text:s text:c="4"/>free( datTab-&gt;cap ); </text:p>
      <text:p text:style-name="P12"/>
      <text:p text:style-name="P12"><text:s text:c="4"/>/*Free bufTab*/ </text:p>
      <text:p text:style-name="P12"><text:s text:c="4"/>free(datTab-&gt;bufType); </text:p>
      <text:p text:style-name="P12"/>
      <text:p text:style-name="P12"><text:s text:c="4"/>/*Free ptr-&gt;s*/ </text:p>
      <text:p text:style-name="P12"><text:s text:c="4"/>datTab-&gt;ptr = datTab-&gt;head; </text:p>
      <text:p text:style-name="P12"><text:s text:c="4"/>do </text:p>
      <text:p text:style-name="P12"><text:s text:c="4"/>{ <text:s text:c="4"/></text:p>
      <text:p text:style-name="P12"><text:s text:c="8"/>next = (void *) datTab-&gt;ptr-&gt;n; </text:p>
      <text:p text:style-name="P12"><text:s text:c="8"/>for( i = 0; i &lt; datTab-&gt;countColum; ++ i ) </text:p>
      <text:p text:style-name="P12"><text:s text:c="8"/>{ </text:p>
      <text:p text:style-name="P12"><text:s text:c="12"/>if(datTab-&gt;ptr-&gt;n != NULL) </text:p>
      <text:p text:style-name="P12"><text:s text:c="16"/>free(datTab-&gt;ptr-&gt;s[i]); </text:p>
      <text:p text:style-name="P12"><text:s text:c="8"/>} </text:p>
      <text:p text:style-name="P12"><text:s text:c="8"/>free(datTab-&gt;ptr-&gt;s); </text:p>
      <text:p text:style-name="P12"><text:s text:c="8"/>free(datTab-&gt;ptr); </text:p>
      <text:p text:style-name="P12"><text:s text:c="8"/>datTab-&gt;ptr = (cl *) next; </text:p>
      <text:p text:style-name="P12"><text:s text:c="4"/>} while (datTab-&gt;ptr != NULL); </text:p>
      <text:p text:style-name="P12"><text:soft-page-break/><text:s/></text:p>
      <text:p text:style-name="P12"><text:s text:c="4"/>/*Free datTab*/ </text:p>
      <text:p text:style-name="P12"><text:s text:c="4"/>free(datTab); </text:p>
      <text:p text:style-name="P12"/>
      <text:p text:style-name="P12"><text:s text:c="4"/>return 0; </text:p>
      <text:p text:style-name="P12">} </text:p>
      <text:p text:style-name="P6">Файл Makefile:</text:p>
      <text:p text:style-name="P13">all: myapp </text:p>
      <text:p text:style-name="P13"/>
      <text:p text:style-name="P13">CC=gcc </text:p>
      <text:p text:style-name="P13">INCLUDE=./ </text:p>
      <text:p text:style-name="P13">CFLAGS=-g -Wall </text:p>
      <text:p text:style-name="P13"/>
      <text:p text:style-name="P13">myapp: tioTableBegin.o tioTableRecord.o tioTableEnd.o main.o </text:p>
      <text:p text:style-name="P13"><text:tab/>$(CC) -o $@ $(CFLAGS) main.o tioTableBegin.o tioTableRecord.o tioTableEnd.o </text:p>
      <text:p text:style-name="P13"/>
      <text:p text:style-name="P13">main.o: main.c </text:p>
      <text:p text:style-name="P13"><text:tab/>$(CC) -o $@ $(CFLAGS) -c -I$(INCLUDE) main.c </text:p>
      <text:p text:style-name="P13"/>
      <text:p text:style-name="P13">tioTableBegin.o: tioTableBegin.c tiotb.h </text:p>
      <text:p text:style-name="P13"><text:tab/>$(CC) -o $@ $(CFLAGS) -c -I$(INCLUDE) tioTableBegin.c </text:p>
      <text:p text:style-name="P13"/>
      <text:p text:style-name="P13">tioTableRecord.o: tioTableRecord.c tiotb.h </text:p>
      <text:p text:style-name="P13"><text:tab/>$(CC) -o $@ $(CFLAGS) -c -I$(INCLUDE) tioTableRecord.c </text:p>
      <text:p text:style-name="P13"/>
      <text:p text:style-name="P13">tioTableEnd.o: tioTableEnd.c tiotb.h </text:p>
      <text:p text:style-name="P13"><text:tab/>$(CC) -o $@ $(CFLAGS) -c -I$(INCLUDE) tioTableEnd.c </text:p>
      <text:p text:style-name="P13">clean: </text:p>
      <text:p text:style-name="P13"><text:tab/>rm myapp main.o tioTableBegin.o tioTableRecord.o tioTableEnd.o </text:p>
      <text:p text:style-name="P5">Результат выполнения</text:p>
      <text:p text:style-name="P14">Cap string </text:p>
      <text:p text:style-name="P14">name1name1name1name1name1name1name1name1&amp;nam&amp;&amp;e2&amp;name3&amp;name4 </text:p>
      <text:p text:style-name="P14"/>
      <text:p text:style-name="P14">Call "tioTableBegin". </text:p>
      <text:p text:style-name="P14">Count of letter 60. </text:p>
      <text:p text:style-name="P14">Count of colum 4. </text:p>
      <text:p text:style-name="P14"/>
      <text:p text:style-name="P14">Data types: 1424 </text:p>
      <text:p text:style-name="P14">name1name1name1name1name1name1name1name1 </text:p>
      <text:p text:style-name="P14">nam&amp;e2 </text:p>
      <text:p text:style-name="P14">name3 </text:p>
      <text:p text:style-name="P14">name4 </text:p>
      <text:p text:style-name="P14"/>
      <text:p text:style-name="P14">Call "tioTableRecord". </text:p>
      <text:p text:style-name="P14">char r /added </text:p>
      <text:p text:style-name="P14">string An advantage of COM+ /added </text:p>
      <text:p text:style-name="P14">double 23.700000 /added </text:p>
      <text:p text:style-name="P14">string Animated by Ryan Woodward /added </text:p>
      <text:p text:style-name="P14">char e /added </text:p>
      <text:p text:style-name="P14">string An advantage of COM+ /added </text:p>
      <text:p text:style-name="P14">double 43.900000 /added </text:p>
      <text:p text:style-name="P14">string The essence of COM is a language-neutral way of implementing objects that can be used in environments /added </text:p>
      <text:p text:style-name="P14"/>
      <text:p text:style-name="P14">Call "tioTableEnd". </text:p>
      <text:p text:style-name="P14">Размер колонки = 20 </text:p>
      <text:p text:style-name="P14">+-------------------+-------------------+-------------------+-------------------+ </text:p>
      <text:p text:style-name="P14">|name1name1name1name|nam&amp;e2 <text:s text:c="12"/>|name3 <text:s text:c="13"/>|name4 <text:s text:c="13"/>| </text:p>
      <text:p text:style-name="P14">|1name1name1name1nam| <text:s text:c="18"/>| <text:s text:c="18"/>| <text:s text:c="18"/>| </text:p>
      <text:p text:style-name="P14">|e1 <text:s text:c="16"/>| <text:s text:c="18"/>| <text:s text:c="18"/>| <text:s text:c="18"/>| </text:p>
      <text:p text:style-name="P14">+-------------------+-------------------+-------------------+-------------------+ </text:p>
      <text:p text:style-name="P14">|r <text:s text:c="17"/>|An advantage of COM|23.70 <text:s text:c="13"/>|Animated by Ryan Wo| </text:p>
      <text:p text:style-name="P14">| <text:s text:c="18"/>|+ <text:s text:c="17"/>| <text:s text:c="18"/>|odward <text:s text:c="12"/>| </text:p>
      <text:p text:style-name="P14">+-------------------+-------------------+-------------------+-------------------+ </text:p>
      <text:p text:style-name="P14">|e <text:s text:c="17"/>|An advantage of COM|43.90 <text:s text:c="13"/>|The essence of COM | </text:p>
      <text:p text:style-name="P14">| <text:s text:c="18"/>|+ <text:s text:c="17"/>| <text:s text:c="18"/>|is a language-neutr| </text:p>
      <text:p text:style-name="P14">| <text:s text:c="18"/>| <text:s text:c="18"/>| <text:s text:c="18"/>|al way of implement| </text:p>
      <text:p text:style-name="P14">| <text:s text:c="18"/>| <text:s text:c="18"/>| <text:s text:c="18"/>|ing objects that ca| </text:p>
      <text:p text:style-name="P14">| <text:s text:c="18"/>| <text:s text:c="18"/>| <text:s text:c="18"/>|n be used in enviro| </text:p>
      <text:p text:style-name="P14">| <text:s text:c="18"/>| <text:s text:c="18"/>| <text:s text:c="18"/>|nments <text:s text:c="12"/>| </text:p>
      <text:p text:style-name="P14">+-------------------+-------------------+-------------------+-------------------+ </text:p>
      <text:p text:style-name="P5">Вывод</text:p>
      <text:p text:style-name="nwcText">Были опробованы системамы контроля версии, такие как Git и Mercurial. Освоил создание Makefile'ов в Unix-системах. Ознакомился с графический редактор Gvim. Было расмотренно создание сценариев. Основная проблемма заключалась в том, чтобы описать алгоритм хранения и вывода на экран данных <text:s/>с заведомо не известными типами. Также много времени потратил на то, чтобы текст, если он не помещался в ячейку таблицы, переносился на следующую строку, и все ячейки строки расширялись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ru" fo:country="RU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wcTitle" style:family="paragraph" style:parent-style-name="Standard">
      <style:paragraph-properties fo:margin-top="0cm" fo:margin-bottom="0.3cm" fo:text-align="center" style:justify-single-word="false"/>
      <style:text-properties fo:font-size="18pt" fo:font-weight="bold" style:font-size-asian="18pt" style:font-weight-asian="bold"/>
    </style:style>
    <style:style style:name="nwcText" style:family="paragraph" style:parent-style-name="nwcTitle">
      <style:paragraph-properties fo:margin-top="0cm" fo:margin-bottom="0cm" fo:text-align="start" style:justify-single-word="false" fo:background-color="transparent">
        <style:background-image/>
      </style:paragraph-properties>
      <style:text-properties fo:font-size="14pt" fo:font-weight="normal" style:font-size-asian="14pt" style:font-weight-asian="normal"/>
    </style:style>
    <style:style style:name="nwcCode" style:family="paragraph" style:parent-style-name="nwcText">
      <style:text-properties style:font-name="FreeMono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wcfang </meta:initial-creator>
    <meta:creation-date>2011-09-08T10:26:34</meta:creation-date>
    <meta:editing-duration>PT574H25M47S</meta:editing-duration>
    <meta:generator>OpenOffice.org/3.2$Linux OpenOffice.org_project/320m19$Build-9505</meta:generator>
    <dc:date>2011-09-09T10:47:52</dc:date>
    <dc:creator>nwcfang </dc:creator>
    <meta:editing-cycles>10</meta:editing-cycles>
    <meta:document-statistic meta:table-count="1" meta:image-count="0" meta:object-count="0" meta:page-count="17" meta:paragraph-count="573" meta:word-count="2152" meta:character-count="18808"/>
    <meta:user-defined meta:name="Info 1"/>
    <meta:user-defined meta:name="Info 2"/>
    <meta:user-defined meta:name="Info 3"/>
    <meta:user-defined meta:name="Info 4"/>
  </office:meta>
</office:document-meta>
</file>